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8000002644CC3235D9F6322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381cm" svg:height="15.749cm" svg:x="3.89cm" svg:y="0.039cm">
          <draw:image xlink:href="Pictures/1000000000000318000002644CC3235D9F63229F.png" xlink:type="simple" xlink:show="embed" xlink:actuate="onLoad" loext:mime-type="image/png">
            <text:p/>
          </draw:image>
        </draw:frame>
        <draw:frame draw:style-name="gr2" draw:text-style-name="P2" draw:layer="layout" svg:width="5.574cm" svg:height="0.962cm" svg:x="11.246cm" svg:y="14.032cm">
          <draw:text-box>
            <text:p>simulation time/ps</text:p>
          </draw:text-box>
        </draw:frame>
        <draw:frame draw:style-name="gr2" draw:text-style-name="P2" draw:layer="layout" svg:width="7.69cm" svg:height="0.962cm" draw:transform="rotate (1.5707963267949) translate (4.568cm 12.256cm)">
          <draw:text-box>
            <text:p>bond distance [Angström]</text:p>
          </draw:text-box>
        </draw:frame>
        <draw:frame draw:style-name="gr2" draw:text-style-name="P2" draw:layer="layout" svg:width="3.249cm" svg:height="0.962cm" svg:x="18.458cm" svg:y="4.826cm">
          <draw:text-box>
            <text:p>c-c bonds</text:p>
          </draw:text-box>
        </draw:frame>
        <draw:frame draw:style-name="gr2" draw:text-style-name="P2" draw:layer="layout" svg:width="3.283cm" svg:height="0.962cm" svg:x="18.442cm" svg:y="10.16cm">
          <draw:text-box>
            <text:p>o-c bonds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6:30:29.489362764</meta:creation-date>
    <dc:date>2020-07-29T16:34:05.410701178</dc:date>
    <meta:editing-duration>PT3M36S</meta:editing-duration>
    <meta:editing-cycles>1</meta:editing-cycles>
    <meta:document-statistic meta:object-count="28"/>
    <meta:generator>LibreOffice/6.4.3.2$Linux_X86_64 LibreOffice_project/40$Build-2</meta:generator>
  </office:meta>
</office:document-meta>
</file>